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6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style-name="ce6" table:number-columns-repeated="2"/>
          <table:table-cell table:style-name="ce12"/>
          <table:table-cell table:style-name="ce6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Concilia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</table:table-row>
        <table:table-row table:style-name="ro1">
          <table:table-cell table:number-columns-repeated="6"/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office:value-type="string" calcext:value-type="string">
            <text:p>Correcciones en la redacción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UsuarioConflictuado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SuspenderAudi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ImponerMediadadApremio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0:06:46.7507915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1T00:07:37.837346944</dc:date>
    <meta:editing-duration>PT4H42M52S</meta:editing-duration>
    <meta:editing-cycles>45</meta:editing-cycles>
    <meta:generator>LibreOffice/6.2.7.1$Linux_X86_64 LibreOffice_project/20$Build-1</meta:generator>
    <meta:document-statistic meta:table-count="1" meta:cell-count="310" meta:object-count="0"/>
  </office:meta>
</office:document-meta>
</file>